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7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9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2" fo:font-size="34pt" fo:font-weight="normal" style:font-size-asian="34pt" style:font-weight-asian="normal" style:font-size-complex="34pt" style:font-weight-complex="normal"/>
    </style:style>
    <style:style style:name="T6" style:family="text">
      <style:text-properties style:font-name="Segoe UI2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Segoe UI2" fo:font-size="33pt" fo:font-weight="bold" style:font-size-asian="33pt" style:font-weight-asian="bold" style:font-size-complex="33pt" style:font-weight-complex="bold"/>
    </style:style>
    <style:style style:name="T9" style:family="text">
      <style:text-properties style:font-name="Segoe UI2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Segoe UI2" fo:font-size="35pt" fo:font-weight="bold" style:font-size-asian="35pt" style:font-weight-asian="bold" style:font-size-complex="35pt" style:font-weight-complex="bold"/>
    </style:style>
    <style:style style:name="T11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12" style:family="text">
      <style:text-properties style:font-name="Segoe UI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4.384cm" svg:height="3.063cm" svg:x="1.778cm" svg:y="0.762cm">
          <draw:text-box>
            <text:p text:style-name="P3"><text:span text:style-name="T3">HYMN #797</text:span></text:p>
            <text:p text:style-name="P3"><text:span text:style-name="T4">“</text:span><text:span text:style-name="T4">Praise the Almighty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7" draw:layer="layout" svg:width="25.146cm" svg:height="6.858cm" svg:x="1.778cm" svg:y="0.508cm">
          <draw:text-box>
            <text:p text:style-name="P6"><text:span text:style-name="T5">1. </text:span><text:span text:style-name="T6">Praise the Almighty, my soul, adore Him!</text:span><text:span text:style-name="T7"><text:line-break/></text:span><text:span text:style-name="T7">Yes, I will laud Him until death;</text:span><text:span text:style-name="T7"><text:line-break/></text:span><text:span text:style-name="T8">With songs and anthems I come before Him</text:span><text:span text:style-name="T7"><text:line-break/></text:span><text:span text:style-name="T7">As long as He allows me brea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5.146cm" svg:height="5.321cm" svg:x="1.524cm" svg:y="0.508cm">
          <draw:text-box>
            <text:p text:style-name="P6"><text:span text:style-name="T7">From Him my life and all things came;</text:span><text:span text:style-name="T7"><text:line-break/></text:span><text:span text:style-name="T7">Bless, O my soul, His holy name.</text:span><text:span text:style-name="T7"><text:line-break/></text:span><text:span text:style-name="T7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7" draw:layer="layout" svg:width="24.384cm" svg:height="6.866cm" svg:x="1.87cm" svg:y="0.509cm">
          <draw:text-box>
            <text:p text:style-name="P6"><text:span text:style-name="T9">2. </text:span><text:span text:style-name="T10">Trust not in rulers; they are but mortal;</text:span><text:span text:style-name="T7"><text:line-break/></text:span><text:span text:style-name="T7">Earthborn they are and soon decay.</text:span><text:span text:style-name="T7"><text:line-break/></text:span><text:span text:style-name="T6">Vain are their counsels at life’s last portal,</text:span><text:span text:style-name="T7"><text:line-break/></text:span><text:span text:style-name="T7">When the dark grave engulfs its pre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4.384cm" svg:height="5.321cm" svg:x="1.961cm" svg:y="0.404cm">
          <draw:text-box>
            <text:p text:style-name="P6"><text:span text:style-name="T7">Since mortals can no help afford,</text:span><text:span text:style-name="T7"><text:line-break/></text:span><text:span text:style-name="T7">Place all your trust in Christ, our Lord.</text:span><text:span text:style-name="T7"><text:line-break/></text:span><text:span text:style-name="T7">Alleluia, 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7" draw:layer="layout" svg:width="24.384cm" svg:height="6.917cm" svg:x="2.032cm" svg:y="0.508cm">
          <draw:text-box>
            <text:p text:style-name="P6"><text:span text:style-name="T11">3. </text:span><text:span text:style-name="T7">Blessèd, oh, blessèd are they forever</text:span><text:span text:style-name="T7"><text:line-break/></text:span><text:span text:style-name="T10">Whose help is from the Lord Most High,</text:span><text:span text:style-name="T7"><text:line-break/></text:span><text:span text:style-name="T10">Whom from salvation can nothing sever,</text:span><text:span text:style-name="T7"><text:line-break/></text:span><text:span text:style-name="T7">And who in hope to Christ draw nig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7" draw:layer="layout" svg:width="24.384cm" svg:height="5.321cm" svg:x="2.032cm" svg:y="0.508cm">
          <draw:text-box>
            <text:p text:style-name="P6"><text:span text:style-name="T7">To all who trust in Him, our Lord</text:span><text:span text:style-name="T7"><text:line-break/></text:span><text:span text:style-name="T7">Will aid and counsel now afford.</text:span><text:span text:style-name="T7"><text:line-break/></text:span><text:span text:style-name="T7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8" draw:text-style-name="P8" draw:layer="layout" svg:width="24.384cm" svg:height="7.011cm" svg:x="1.939cm" svg:y="0.463cm">
          <draw:text-box>
            <text:p text:style-name="P6"><text:span text:style-name="T12">4. </text:span><text:span text:style-name="T7">Penitent sinners, for mercy crying,</text:span><text:span text:style-name="T7"><text:line-break/></text:span><text:span text:style-name="T7">Pardon and peace from Him obtain;</text:span><text:span text:style-name="T7"><text:line-break/></text:span><text:span text:style-name="T7">Ever the wants of the poor supplying,</text:span><text:span text:style-name="T7"><text:line-break/></text:span><text:span text:style-name="T7">Their faithful God He will rema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8" draw:layer="layout" svg:width="24.384cm" svg:height="5.321cm" svg:x="1.732cm" svg:y="0.67cm">
          <draw:text-box>
            <text:p text:style-name="P6"><text:span text:style-name="T7">He helps His children in distress,</text:span><text:span text:style-name="T7"><text:line-break/></text:span><text:span text:style-name="T7">The widows and the fatherless.</text:span><text:span text:style-name="T7"><text:line-break/></text:span><text:span text:style-name="T7">Alleluia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4" draw:layer="layout" svg:width="24.384cm" svg:height="6.964cm" svg:x="1.778cm" svg:y="0.402cm">
          <draw:text-box>
            <text:p text:style-name="P3"><text:span text:style-name="T11">5. </text:span><text:span text:style-name="T6">Praise, all you people, the name so holy</text:span><text:span text:style-name="T7"><text:line-break/></text:span><text:span text:style-name="T10">Of Him who does such wondrous things!</text:span><text:span text:style-name="T7"><text:line-break/></text:span><text:span text:style-name="T7">All that has being, to praise Him solely,</text:span><text:span text:style-name="T7"><text:line-break/></text:span><text:span text:style-name="T7">With happy heart its amen sing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9" draw:text-style-name="P4" draw:layer="layout" svg:width="24.384cm" svg:height="12.841cm" svg:x="1.778cm" svg:y="0.393cm">
          <draw:text-box>
            <text:p text:style-name="P3"><text:span text:style-name="T7">Children of God, with angel host</text:span><text:span text:style-name="T7"><text:line-break/></text:span><text:span text:style-name="T7">Praise Father, Son, and Holy Ghost!</text:span><text:span text:style-name="T7"><text:line-break/></text:span><text:span text:style-name="T7">Alleluia, alleluia!</text:span></text:p>
            <text:p text:style-name="P9"><text:span text:style-name="T13"><text:line-break/></text:span><text:span text:style-name="T13"/></text:p>
            <text:p text:style-name="P9"><text:span text:style-name="T13"/></text:p>
            <text:p text:style-name="P9"><text:span text:style-name="T13"><text:s text:c="10"/>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15"/></text:span><text:span text:style-name="T13">Public domain</text:span></text:p>
            <text:p text:style-name="P9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52:54.467000000</meta:creation-date>
    <dc:title>2018Blue</dc:title>
    <meta:editing-duration>PT15M1S</meta:editing-duration>
    <meta:editing-cycles>6</meta:editing-cycles>
    <meta:generator>LibreOffice/6.1.5.2$Windows_X86_64 LibreOffice_project/90f8dcf33c87b3705e78202e3df5142b201bd805</meta:generator>
    <dc:date>2019-04-29T14:47:20.513000000</dc:date>
    <meta:document-statistic meta:object-count="65"/>
  </office:meta>
</office:document-meta>
</file>